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1FontLoader.handleFontName( AFMFile afm , PFMFile pf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ype1FontLoader.buildCustomEncoding( String encodingName , AFMFile afm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Type1FontLoader.read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Type1FontLoader.handleMetrics( AFMFile afm , PFMFile pfm )</text:p>
          </table:table-cell>
          <table:table-cell office:value-type="float" office:value="36">
            <text:p text:style-name="Table_20_Contents">36</text:p>
          </table:table-cell>
          <table:table-cell office:value-type="float" office:value="39">
            <text:p text:style-name="Table_20_Contents">39</text:p>
          </table:table-cell>
          <table:table-cell office:value-type="float" office:value="130">
            <text:p text:style-name="Table_20_Contents">130</text:p>
          </table:table-cell>
        </table:table-row>
        <table:table-row>
          <table:table-cell office:value-type="string">
            <text:p text:style-name="Table_20_Contents">Type1FontLoader.Type1FontLoader( String fontFileURI , boolean embedded , Font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1FontLoader.buildFont( AFMFile afm , PFMFile pf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ype1FontLoader.getPFMURI( String pfb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1FontLoader.handleEncoding( AFMFile afm , PFMFile pfm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